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#000000" fo:padding="0.0382in" fo:border="0.05pt solid #000000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#000000" fo:padding="0.0382in" fo:border="0.05pt solid #000000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fo:font-weight="normal" officeooo:rsid="00d10cd4" officeooo:paragraph-rsid="00d10cd4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erif" fo:font-size="12pt" fo:font-weight="normal" officeooo:rsid="00d10cd4" officeooo:paragraph-rsid="00d2639c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rsid="00d10cd4" officeooo:paragraph-rsid="00d2efe7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rsid="00d2efe7" officeooo:paragraph-rsid="00d2efe7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officeooo:rsid="00d2efe7" officeooo:paragraph-rsid="00d2efe7" style:font-size-asian="10.5pt" style:font-size-complex="12pt"/>
    </style:style>
    <style:style style:name="P6" style:family="paragraph" style:parent-style-name="Table_20_Contents">
      <style:text-properties style:font-name="Liberation Mono" fo:font-size="8pt" officeooo:paragraph-rsid="00d2639c" style:font-size-asian="7pt" style:font-size-complex="8pt"/>
    </style:style>
    <style:style style:name="P7" style:family="paragraph" style:parent-style-name="Table_20_Contents">
      <style:text-properties style:font-name="Liberation Mono" fo:font-size="8pt" officeooo:paragraph-rsid="00d2efe7" style:font-size-asian="7pt" style:font-size-complex="8pt"/>
    </style:style>
    <style:style style:name="P8" style:family="paragraph" style:parent-style-name="Text_20_body">
      <style:text-properties style:font-name="Liberation Serif" fo:font-size="12pt" fo:font-weight="normal" officeooo:rsid="00d10cd4" officeooo:paragraph-rsid="00d2efe7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fo:font-weight="normal" officeooo:rsid="00d10cd4" officeooo:paragraph-rsid="00d5c2d0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erif" fo:font-size="12pt" fo:font-weight="normal" officeooo:rsid="00d10cd4" officeooo:paragraph-rsid="00d742cd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erif" fo:font-size="12pt" fo:font-weight="normal" officeooo:rsid="00d10cd4" officeooo:paragraph-rsid="00d75924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rsid="00d10cd4" officeooo:paragraph-rsid="00d10cd4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weight="normal" officeooo:rsid="00d10cd4" officeooo:paragraph-rsid="00d7f04c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erif" fo:font-size="12pt" fo:font-weight="normal" officeooo:rsid="00d10cd4" officeooo:paragraph-rsid="00dc8fa8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Serif" fo:font-size="12pt" fo:font-weight="normal" officeooo:rsid="00d10cd4" officeooo:paragraph-rsid="00e301cb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erif" fo:font-size="12pt" fo:font-weight="normal" officeooo:rsid="00d10cd4" officeooo:paragraph-rsid="00e4e7bf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erif" fo:font-size="12pt" fo:font-weight="normal" officeooo:rsid="00d742cd" officeooo:paragraph-rsid="00d742cd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Liberation Serif" fo:font-size="12pt" fo:font-weight="normal" officeooo:rsid="00d7f04c" officeooo:paragraph-rsid="00d7f04c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Liberation Serif" fo:font-size="12pt" fo:font-weight="normal" officeooo:rsid="00d7f04c" officeooo:paragraph-rsid="00da1db3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Liberation Serif" fo:font-size="12pt" fo:font-weight="normal" officeooo:rsid="00dfee35" officeooo:paragraph-rsid="00e301cb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erif" fo:font-size="12pt" fo:font-weight="normal" officeooo:rsid="00dfee35" officeooo:paragraph-rsid="00e4e7bf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rsid="00e21b2e" officeooo:paragraph-rsid="00e301cb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fo:font-weight="normal" officeooo:rsid="00e4e7bf" officeooo:paragraph-rsid="00e4e7bf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erif" fo:font-size="12pt" fo:font-weight="normal" officeooo:rsid="00e640af" officeooo:paragraph-rsid="00e640af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d5c2d0"/>
    </style:style>
    <style:style style:name="P26" style:family="paragraph" style:parent-style-name="Text_20_body">
      <style:text-properties officeooo:rsid="00d5c2d0" officeooo:paragraph-rsid="00d5c2d0"/>
    </style:style>
    <style:style style:name="P27" style:family="paragraph" style:parent-style-name="Text_20_body">
      <style:text-properties officeooo:paragraph-rsid="00d75924"/>
    </style:style>
    <style:style style:name="P28" style:family="paragraph" style:parent-style-name="Text_20_body">
      <style:text-properties officeooo:paragraph-rsid="00dc8fa8"/>
    </style:style>
    <style:style style:name="P29" style:family="paragraph" style:parent-style-name="Text_20_body">
      <style:text-properties officeooo:rsid="00dc8fa8" officeooo:paragraph-rsid="00dc8fa8"/>
    </style:style>
    <style:style style:name="P30" style:family="paragraph" style:parent-style-name="Table_20_Contents">
      <style:text-properties style:font-name="Liberation Mono" fo:font-size="8pt" style:font-size-asian="7pt" style:font-size-complex="8pt"/>
    </style:style>
    <style:style style:name="P31" style:family="paragraph" style:parent-style-name="Table_20_Contents">
      <style:text-properties style:font-name="Liberation Mono" fo:font-size="8pt" officeooo:paragraph-rsid="00d5c2d0" style:font-size-asian="7pt" style:font-size-complex="8pt"/>
    </style:style>
    <style:style style:name="P32" style:family="paragraph" style:parent-style-name="Table_20_Contents">
      <style:text-properties style:font-name="Liberation Mono" fo:font-size="8pt" officeooo:paragraph-rsid="00d75924" style:font-size-asian="7pt" style:font-size-complex="8pt"/>
    </style:style>
    <style:style style:name="P33" style:family="paragraph" style:parent-style-name="Table_20_Contents">
      <style:text-properties style:font-name="Liberation Mono" fo:font-size="8pt" officeooo:paragraph-rsid="00d7f04c" style:font-size-asian="7pt" style:font-size-complex="8pt"/>
    </style:style>
    <style:style style:name="P34" style:family="paragraph" style:parent-style-name="Table_20_Contents">
      <style:text-properties style:font-name="Liberation Mono" fo:font-size="8pt" officeooo:paragraph-rsid="00dc8fa8" style:font-size-asian="7pt" style:font-size-complex="8pt"/>
    </style:style>
    <style:style style:name="P35" style:family="paragraph" style:parent-style-name="Table_20_Contents">
      <style:text-properties style:font-name="Liberation Mono" fo:font-size="8pt" officeooo:rsid="00dc8fa8" officeooo:paragraph-rsid="00dc8fa8" style:font-size-asian="7pt" style:font-size-complex="8pt"/>
    </style:style>
    <style:style style:name="P36" style:family="paragraph" style:parent-style-name="Table_20_Contents">
      <style:text-properties style:font-name="Liberation Mono" fo:font-size="8pt" officeooo:paragraph-rsid="00e301cb" style:font-size-asian="7pt" style:font-size-complex="8pt"/>
    </style:style>
    <style:style style:name="P37" style:family="paragraph" style:parent-style-name="Table_20_Contents">
      <style:text-properties style:font-name="Liberation Mono" fo:font-size="8pt" officeooo:paragraph-rsid="00e4e7bf" style:font-size-asian="7pt" style:font-size-complex="8pt"/>
    </style:style>
    <style:style style:name="P38" style:family="paragraph" style:parent-style-name="Heading_20_1">
      <style:text-properties fo:font-size="16pt" style:font-size-asian="16pt" style:font-size-complex="16pt"/>
    </style:style>
    <style:style style:name="P39" style:family="paragraph" style:parent-style-name="Heading_20_2">
      <style:text-properties fo:font-size="14pt" style:font-size-asian="14pt" style:font-size-complex="14pt"/>
    </style:style>
    <style:style style:name="P40" style:family="paragraph" style:parent-style-name="Heading_20_2">
      <style:text-properties fo:font-size="14pt" officeooo:rsid="00dfee35" officeooo:paragraph-rsid="00e301cb" style:font-size-asian="14pt" style:font-size-complex="14pt"/>
    </style:style>
    <style:style style:name="P41" style:family="paragraph" style:parent-style-name="Heading_20_2">
      <style:text-properties style:font-name="Liberation Serif" fo:font-size="12pt" fo:font-weight="normal" officeooo:rsid="00d10cd4" officeooo:paragraph-rsid="00dfee35" style:font-size-asian="10.5pt" style:font-weight-asian="normal" style:font-size-complex="12pt" style:font-weight-complex="normal"/>
    </style:style>
    <style:style style:name="T1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d5c2d0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d742cd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dc8fa8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dd875b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df777d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e4e7bf" style:font-size-asian="10.5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e8f68d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style="normal" fo:font-weight="bold" officeooo:rsid="00df777d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erif" fo:font-size="12pt" fo:font-style="normal" fo:font-weight="bold" officeooo:rsid="00e80e50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erif" fo:font-size="12pt" fo:font-style="normal" fo:font-weight="normal" officeooo:rsid="00df777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e80e5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d2efe7"/>
    </style:style>
    <style:style style:name="T14" style:family="text">
      <style:text-properties officeooo:rsid="00d4a302"/>
    </style:style>
    <style:style style:name="T15" style:family="text">
      <style:text-properties officeooo:rsid="00d5c2d0"/>
    </style:style>
    <style:style style:name="T16" style:family="text">
      <style:text-properties officeooo:rsid="00d742cd"/>
    </style:style>
    <style:style style:name="T17" style:family="text">
      <style:text-properties officeooo:rsid="00d7f04c"/>
    </style:style>
    <style:style style:name="T18" style:family="text">
      <style:text-properties officeooo:rsid="00d9efc6"/>
    </style:style>
    <style:style style:name="T19" style:family="text">
      <style:text-properties officeooo:rsid="00da1db3"/>
    </style:style>
    <style:style style:name="T20" style:family="text">
      <style:text-properties officeooo:rsid="00dc8fa8"/>
    </style:style>
    <style:style style:name="T21" style:family="text">
      <style:text-properties officeooo:rsid="00e21b2e"/>
    </style:style>
    <style:style style:name="T22" style:family="text">
      <style:text-properties officeooo:rsid="00e4e7bf"/>
    </style:style>
    <style:style style:name="T23" style:family="text">
      <style:text-properties officeooo:rsid="00e6663b"/>
    </style:style>
    <style:style style:name="T24" style:family="text">
      <style:text-properties officeooo:rsid="00ec21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Git Basics <text:span text:style-name="T14">(the bare essentials to get you started)</text:span></text:h>
      <text:h text:style-name="P39" text:outline-level="2">Configuration Commands</text:h>
      <text:p text:style-name="P1">Set the <text:span text:style-name="T13">full </text:span>name <text:span text:style-name="T13">that will be </text:span>attached to your commit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0">git config --global user.name "&lt;<text:span text:style-name="T13">full </text:span>name&gt;"</text:p>
          </table:table-cell>
        </table:table-row>
      </table:table>
      <text:p text:style-name="P1"/>
      <text:p text:style-name="P2">Set the email <text:span text:style-name="T13">address that will be </text:span>attached to your commit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git config --global user.email "&lt;email <text:span text:style-name="T13">address</text:span>&gt;"</text:p>
          </table:table-cell>
        </table:table-row>
      </table:table>
      <text:p text:style-name="P2"/>
      <text:h text:style-name="P39" text:outline-level="2">Setting <text:span text:style-name="T13">U</text:span>p a Repository</text:h>
      <text:p text:style-name="P5">Set up a new repository within a directory <text:span text:style-name="T23">(you need to be in the directory first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git <text:span text:style-name="T13">init</text:span></text:p>
          </table:table-cell>
        </table:table-row>
      </table:table>
      <text:p text:style-name="P3"/>
      <text:p text:style-name="P4">Cloning an existing repository <text:span text:style-name="T23">(you need to be in the directory that you want to repository to be in)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git <text:span text:style-name="T13">clone</text:span> &lt;<text:span text:style-name="T15">git repo url</text:span>&gt;</text:p>
          </table:table-cell>
        </table:table-row>
      </table:table>
      <text:p text:style-name="P3"/>
      <text:h text:style-name="P39" text:outline-level="2">Tracking changes to your code</text:h>
      <text:p text:style-name="P29"><text:span text:style-name="T2">C</text:span><text:span text:style-name="T1">heck the status of your repository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4">git <text:span text:style-name="T20">status</text:span></text:p>
          </table:table-cell>
        </table:table-row>
      </table:table>
      <text:p text:style-name="P14"><text:span text:style-name="T2"/></text:p>
      <text:p text:style-name="P29"><text:span text:style-name="T2">C</text:span><text:span text:style-name="T1">heck the log file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4">git <text:span text:style-name="T20">log</text:span></text:p>
          </table:table-cell>
        </table:table-row>
      </table:table>
      <text:p text:style-name="P14"><text:span text:style-name="T2"/></text:p>
      <text:p text:style-name="P25"><text:span text:style-name="T2">Add an edited file to the staging area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1">git add &lt;filename&gt;</text:p>
          </table:table-cell>
        </table:table-row>
      </table:table>
      <text:p text:style-name="P9"/>
      <text:p text:style-name="P26">Commit <text:span text:style-name="T24">all staged </text:span>changes to the repository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git commit -m "<text:span text:style-name="T16">&lt;</text:span>descriptive message<text:span text:style-name="T16">&gt;</text:span>"</text:p>
          </table:table-cell>
        </table:table-row>
      </table:table>
      <text:p text:style-name="P9"/>
      <text:p text:style-name="P19"/>
      <text:p text:style-name="P19"/>
      <text:h text:style-name="P40" text:outline-level="2"><text:soft-page-break/>Branching and Merging</text:h>
      <text:p text:style-name="P24">Branching gives you an exact copy of the working directory so that you can test out new features and make a huge mess without doing any damage to the main line of code. <text:s/>Git <text:span text:style-name="T23">says that branching is cheap, and </text:span>encourages you to branch early and branch often.</text:p>
      <text:p text:style-name="P20">Create a branch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>git <text:span text:style-name="T21">branch</text:span> &lt;branchname&gt;</text:p>
          </table:table-cell>
        </table:table-row>
      </table:table>
      <text:p text:style-name="P15"><text:span text:style-name="T6"/></text:p>
      <text:p text:style-name="P22"><text:span text:style-name="T23">Move into</text:span> a branch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>git <text:span text:style-name="T21">checkout</text:span> &lt;branchname&gt;</text:p>
          </table:table-cell>
        </table:table-row>
      </table:table>
      <text:p text:style-name="P15"><text:span text:style-name="T6"/></text:p>
      <text:p text:style-name="P21">Create a branch and <text:span text:style-name="T21">checkout in one command (shortcut to the above two commands)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7">git checkout -b &lt;branchname&gt;</text:p>
          </table:table-cell>
        </table:table-row>
      </table:table>
      <text:p text:style-name="P21"/>
      <text:p text:style-name="P23">Merge a branch into the current branch you are in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7">git <text:span text:style-name="T22">merge</text:span> &lt;branchname&gt;</text:p>
          </table:table-cell>
        </table:table-row>
      </table:table>
      <text:p text:style-name="P16"><text:span text:style-name="T6"/></text:p>
      <text:h text:style-name="P39" text:outline-level="2">Working with central (remote) repositories</text:h>
      <text:p text:style-name="P19"><text:span text:style-name="T18">If you’ve cloned a remote repository, </text:span>git <text:span text:style-name="T19">will automatically store the location of the</text:span> remote repository, <text:span text:style-name="T19">so all you will need to do is push your changes. <text:s/>If not, you will need to add a remote location</text:span> </text:p>
      <text:p text:style-name="P18">Add a <text:span text:style-name="T18">remote repository location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3">git remote add &lt;remote_name&gt; &lt;remote_repo_url&gt;</text:p>
          </table:table-cell>
        </table:table-row>
      </table:table>
      <text:p text:style-name="P13"/>
      <text:p text:style-name="P17">Push your changes to the remote repository <text:span text:style-name="T17">(central repository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git push</text:p>
          </table:table-cell>
        </table:table-row>
      </table:table>
      <text:p text:style-name="P10"/>
      <text:p text:style-name="P27"><text:span text:style-name="T8">Download</text:span><text:span text:style-name="T3"> </text:span><text:span text:style-name="T6">the latest </text:span><text:span text:style-name="T3">changes </text:span><text:span text:style-name="T7">applied to</text:span><text:span text:style-name="T3"> the remote repository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5">git fetch</text:p>
          </table:table-cell>
        </table:table-row>
      </table:table>
      <text:p text:style-name="P11"/>
      <text:p text:style-name="P28"><text:span text:style-name="T8">Download</text:span><text:span text:style-name="T3"> </text:span><text:span text:style-name="T6">the latest </text:span><text:span text:style-name="T3">changes </text:span><text:span text:style-name="T5">from</text:span><text:span text:style-name="T3"> the remote repo </text:span><text:span text:style-name="T9">and merges them</text:span><text:span text:style-name="T11"> </text:span><text:span text:style-name="T12">(more dangerous than fetch) 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5">git pull</text:p>
          </table:table-cell>
        </table:table-row>
      </table:table>
      <text:p text:style-name="P14"/>
      <text:h text:style-name="P41" text:outline-level="2"><text:span text:style-name="T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1-24T03:25:41.597295367</dc:date>
    <dc:creator>Cory Hilliard</dc:creator>
    <meta:editing-duration>P5DT10H25M48S</meta:editing-duration>
    <meta:editing-cycles>66</meta:editing-cycles>
    <meta:document-statistic meta:table-count="16" meta:image-count="0" meta:object-count="0" meta:page-count="2" meta:paragraph-count="40" meta:word-count="321" meta:character-count="1852" meta:non-whitespace-character-count="1569"/>
  </office:meta>
</office:document-meta>
</file>